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89in" style:rel-column-width="23080*"/>
    </style:style>
    <style:style style:name="Table1.B" style:family="table-column">
      <style:table-column-properties style:column-width="4.4861in" style:rel-column-width="42455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c7171" officeooo:paragraph-rsid="00ec7171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d6db9c" officeooo:paragraph-rsid="00d6db9c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normal" officeooo:rsid="00d8792b" officeooo:paragraph-rsid="00ec7171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language="en" fo:country="US" fo:font-weight="normal" officeooo:rsid="00f01723" officeooo:paragraph-rsid="00f0172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en" fo:country="US" fo:font-weight="normal" officeooo:rsid="00ec7171" officeooo:paragraph-rsid="00ec717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ec7171" officeooo:paragraph-rsid="00ec717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bold" officeooo:rsid="00fb56da" officeooo:paragraph-rsid="00ec717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en" fo:country="US" fo:font-weight="normal" officeooo:rsid="00fb56da" officeooo:paragraph-rsid="00ec7171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0402in" fo:margin-bottom="0.0402in" style:contextual-spacing="false"/>
      <style:text-properties fo:font-size="12pt" fo:language="en" fo:country="US" fo:font-weight="normal" officeooo:rsid="00e79f02" officeooo:paragraph-rsid="00ec717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0402in" fo:margin-bottom="0.0402in" style:contextual-spacing="false"/>
      <style:text-properties fo:font-size="12pt" fo:language="en" fo:country="US" fo:font-weight="normal" officeooo:rsid="00e79f02" officeooo:paragraph-rsid="00ec717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0799in" fo:margin-bottom="0.0598in" style:contextual-spacing="false"/>
      <style:text-properties fo:font-size="12pt" fo:language="en" fo:country="US" fo:font-weight="bold" officeooo:rsid="00f01723" officeooo:paragraph-rsid="00f01723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margin-top="0.0799in" fo:margin-bottom="0.0598in" style:contextual-spacing="false"/>
      <style:text-properties fo:font-size="12pt" fo:language="en" fo:country="US" fo:font-weight="normal" officeooo:rsid="00c7633d" officeooo:paragraph-rsid="00ed4878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.0799in" fo:margin-bottom="0.0598in" style:contextual-spacing="false"/>
      <style:text-properties fo:font-size="12pt" fo:language="en" fo:country="US" fo:font-weight="normal" officeooo:rsid="00cf0248" officeooo:paragraph-rsid="00ed4878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.0799in" fo:margin-bottom="0.0598in" style:contextual-spacing="false"/>
      <style:text-properties fo:font-size="12pt" fo:language="en" fo:country="US" fo:font-weight="normal" officeooo:rsid="00e3311a" officeooo:paragraph-rsid="00ed4878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.0799in" fo:margin-bottom="0.0598in" style:contextual-spacing="false"/>
      <style:text-properties fo:font-size="12pt" fo:language="en" fo:country="US" fo:font-weight="normal" officeooo:rsid="00cdb030" officeooo:paragraph-rsid="00ed4878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.0799in" fo:margin-bottom="0.0598in" style:contextual-spacing="false"/>
      <style:text-properties fo:font-size="12pt" fo:font-weight="normal" officeooo:rsid="00cf0248" officeooo:paragraph-rsid="00ed487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0799in" fo:margin-bottom="0.0598in" style:contextual-spacing="false"/>
      <style:text-properties fo:font-size="12pt" fo:font-weight="normal" officeooo:rsid="00cf0248" officeooo:paragraph-rsid="00ed487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4pt" fo:font-weight="bold" officeooo:rsid="00d73a1a" officeooo:paragraph-rsid="00d73a1a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break-before="page"/>
      <style:text-properties fo:font-size="14pt" fo:font-weight="bold" officeooo:rsid="00d73a1a" officeooo:paragraph-rsid="00d73a1a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0ed4878" officeooo:paragraph-rsid="00ed4878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0ed4878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top="0.0402in" fo:margin-bottom="0.0402in" style:contextual-spacing="false"/>
      <style:text-properties fo:font-size="12pt" fo:font-weight="normal" officeooo:rsid="00db7213" officeooo:paragraph-rsid="00db7213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top="0.0402in" fo:margin-bottom="0.0402in" style:contextual-spacing="false"/>
      <style:text-properties fo:font-size="12pt" fo:font-weight="normal" officeooo:rsid="00ea7843" officeooo:paragraph-rsid="00ea784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8c0e1f" officeooo:paragraph-rsid="00ed487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4pt" fo:font-weight="bold" officeooo:rsid="00a41f07" officeooo:paragraph-rsid="00a41f07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2pt" fo:font-weight="normal" officeooo:rsid="00bdf561" officeooo:paragraph-rsid="00a41f07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margin-top="0.0402in" fo:margin-bottom="0.0402in" style:contextual-spacing="false"/>
      <style:text-properties fo:font-size="12pt" fo:font-style="normal" fo:font-weight="normal" officeooo:rsid="00df7e16" officeooo:paragraph-rsid="00ed487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paragraph-properties fo:margin-top="0.0402in" fo:margin-bottom="0.0402in" style:contextual-spacing="false"/>
      <style:text-properties fo:font-size="12pt" fo:font-style="normal" fo:font-weight="normal" officeooo:rsid="00efa411" officeooo:paragraph-rsid="00ed487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weight="normal" officeooo:rsid="00f2641c" officeooo:paragraph-rsid="00edb5a3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4pt" fo:font-weight="bold" officeooo:rsid="00f2641c" officeooo:paragraph-rsid="00edb5a3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normal" officeooo:rsid="008c0e1f" officeooo:paragraph-rsid="00edb5a3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bf170" officeooo:paragraph-rsid="00edb5a3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onsolas" fo:font-size="12pt" fo:font-weight="normal" officeooo:rsid="00dbf170" officeooo:paragraph-rsid="00edb5a3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style="normal" fo:font-weight="normal" officeooo:rsid="00dbf170" officeooo:paragraph-rsid="00edb5a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onsolas" fo:font-size="12pt" fo:font-style="normal" fo:font-weight="normal" officeooo:rsid="00dbf170" officeooo:paragraph-rsid="00edb5a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a7843"/>
    </style:style>
    <style:style style:name="T2" style:family="text">
      <style:text-properties officeooo:rsid="00f01723"/>
    </style:style>
    <style:style style:name="T3" style:family="text">
      <style:text-properties officeooo:rsid="00f1dbbb"/>
    </style:style>
    <style:style style:name="T4" style:family="text">
      <style:text-properties officeooo:rsid="00e79f02"/>
    </style:style>
    <style:style style:name="T5" style:family="text">
      <style:text-properties officeooo:rsid="00ed4878"/>
    </style:style>
    <style:style style:name="T6" style:family="text">
      <style:text-properties officeooo:rsid="00fca7da"/>
    </style:style>
    <style:style style:name="T7" style:family="text">
      <style:text-properties officeooo:rsid="00e86d8a"/>
    </style:style>
    <style:style style:name="T8" style:family="text">
      <style:text-properties officeooo:rsid="00ee284c"/>
    </style:style>
    <style:style style:name="T9" style:family="text">
      <style:text-properties fo:language="en" fo:country="US"/>
    </style:style>
    <style:style style:name="T10" style:family="text">
      <style:text-properties fo:language="zxx" fo:country="none"/>
    </style:style>
    <style:style style:name="T11" style:family="text">
      <style:text-properties officeooo:rsid="00fb56da"/>
    </style:style>
    <style:style style:name="T12" style:family="text">
      <style:text-properties officeooo:rsid="004ea21b"/>
    </style:style>
    <style:style style:name="T13" style:family="text">
      <style:text-properties officeooo:rsid="00e90a4d"/>
    </style:style>
    <style:style style:name="T14" style:family="text">
      <style:text-properties officeooo:rsid="00c7ef89"/>
    </style:style>
    <style:style style:name="T15" style:family="text">
      <style:text-properties officeooo:rsid="00ee3039"/>
    </style:style>
    <style:style style:name="T16" style:family="text">
      <style:text-properties officeooo:rsid="00f39eb0"/>
    </style:style>
    <style:style style:name="T17" style:family="text">
      <style:text-properties style:font-name="Consolas" officeooo:rsid="00f39eb0"/>
    </style:style>
    <style:style style:name="T18" style:family="text">
      <style:text-properties officeooo:rsid="00e0d947"/>
    </style:style>
    <style:style style:name="T19" style:family="text">
      <style:text-properties officeooo:rsid="00f7af3d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<text:span text:style-name="T2">Lab</text:span> 2</text:p>
          </table:table-cell>
        </table:table-row>
        <table:table-row>
          <table:table-cell table:style-name="Table1.A1" office:value-type="string">
            <text:p text:style-name="P3">Score: ______/<text:span text:style-name="T3">12</text:span></text:p>
          </table:table-cell>
          <table:table-cell table:style-name="Table1.A1" office:value-type="string">
            <text:p text:style-name="P4">v1.<text:span text:style-name="T4">0</text:span></text:p>
          </table:table-cell>
        </table:table-row>
      </table:table>
      <text:p text:style-name="P5"/>
      <text:p text:style-name="P6">Specifications</text:p>
      <text:p text:style-name="P7"/>
      <text:p text:style-name="P8">In this <text:span text:style-name="T2">lab</text:span>, you will create a<text:span text:style-name="T5">n Angular </text:span>Single Page Application (SPA) with <text:span text:style-name="T2">two</text:span> pages:</text:p>
      <text:p text:style-name="P8"/>
      <text:list text:style-name="L1">
        <text:list-item>
          <text:p text:style-name="P9">Clock</text:p>
        </text:list-item>
        <text:list-item>
          <text:p text:style-name="P10">Time <text:span text:style-name="T2">Applets</text:span></text:p>
        </text:list-item>
      </text:list>
      <text:p text:style-name="P11"/>
      <text:p text:style-name="P12"><text:span text:style-name="T2">Clock</text:span> <text:span text:style-name="T6">Page</text:span></text:p>
      <text:p text:style-name="P13"/>
      <text:list text:style-name="L2">
        <text:list-item>
          <text:p text:style-name="P14">The clock should show the hour, minutes, seconds, indicate AM or PM, and update every second. <text:span text:style-name="T7">Do not use 24-hour format.</text:span></text:p>
        </text:list-item>
        <text:list-item>
          <text:p text:style-name="P14">You can use this link to help you with syntax: </text:p>
          <text:list>
            <text:list-item>
              <text:p text:style-name="P14"><text:a xlink:type="simple" xlink:href="https://tecadmin.net/get-current-date-time-javascript/" text:style-name="Internet_20_link" text:visited-style-name="Visited_20_Internet_20_Link">https://tecadmin.net/get-current-date-time-javascript/</text:a></text:p>
            </text:list-item>
          </text:list>
        </text:list-item>
      </text:list>
      <text:p text:style-name="P15"/>
      <text:p text:style-name="P16">Time Applets</text:p>
      <text:list text:continue-numbering="true" text:style-name="L2">
        <text:list-item>
          <text:p text:style-name="P17">Stopwatch</text:p>
          <text:list>
            <text:list-item>
              <text:p text:style-name="P17">This feature will count upward from 0, showing hours, minutes, and seconds.</text:p>
            </text:list-item>
            <text:list-item>
              <text:p text:style-name="P17">You can use this link as reference for functionality: <text:a xlink:type="simple" xlink:href="https://www.timeanddate.com/stopwatch/" text:style-name="Internet_20_link" text:visited-style-name="Visited_20_Internet_20_Link">https://www.timeanddate.com/stopwatch/</text:a></text:p>
            </text:list-item>
            <text:list-item>
              <text:p text:style-name="P18">The time on the stopwatch should be displayed accurately on the web page.</text:p>
            </text:list-item>
            <text:list-item>
              <text:p text:style-name="P19">The user should be able to at least pause and reset the stopwatch.</text:p>
            </text:list-item>
          </text:list>
        </text:list-item>
        <text:list-item>
          <text:p text:style-name="P20">Timer</text:p>
          <text:list>
            <text:list-item>
              <text:p text:style-name="P17"><text:span text:style-name="T8">I</text:span>mplement a timer that counts down from a user-defined interval.</text:p>
            </text:list-item>
            <text:list-item>
              <text:p text:style-name="P17">Allow the user to input the interval in hours, minutes, and seconds.</text:p>
              <text:list>
                <text:list-item>
                  <text:p text:style-name="P17"><text:span text:style-name="T8">I</text:span>nputs can be implemented as one, two, or three separate fields.</text:p>
                </text:list-item>
                <text:list-item>
                  <text:p text:style-name="P17">Default all time inputs to 0. For example, if the user enters "2" for minutes, assume both hours and seconds are 0.</text:p>
                </text:list-item>
              </text:list>
            </text:list-item>
            <text:list-item>
              <text:p text:style-name="P17">Display the remaining time accurately on the web page.</text:p>
            </text:list-item>
            <text:list-item>
              <text:p text:style-name="P17">Show an alert when the timer reaches 0.</text:p>
            </text:list-item>
            <text:list-item>
              <text:p text:style-name="P21"><text:span text:style-name="T9">You can use this link as a reference for functionality: </text:span><text:a xlink:type="simple" xlink:href="https://www.timeanddate.com/timer/" text:style-name="Internet_20_link" text:visited-style-name="Visited_20_Internet_20_Link"><text:span text:style-name="T10">https://www.timeanddate.com/timer/</text:span></text:a></text:p>
            </text:list-item>
          </text:list>
        </text:list-item>
      </text:list>
      <text:p text:style-name="P22"><text:span text:style-name="T10"/></text:p>
      <text:p text:style-name="P23"/>
      <text:p text:style-name="P24">Constraints</text:p>
      <text:p text:style-name="P25"/>
      <text:list text:style-name="L3">
        <text:list-item>
          <text:p text:style-name="P26">Use the Angular Router to define and navigate between pages.</text:p>
        </text:list-item>
        <text:list-item>
          <text:p text:style-name="P27">The application should have a clean and visually appealing design. You are encouraged to use a library like Bootstrap for styling.</text:p>
        </text:list-item>
        <text:list-item>
          <text:p text:style-name="P28">Minutes and seconds must be displayed as two digits (e.g., 12:01:09 instead of 12:1:9).</text:p>
        </text:list-item>
        <text:list-item>
          <text:p text:style-name="P29">Define the stopwatch and timer as separate Angular components and include them in the Time page.</text:p>
        </text:list-item>
        <text:list-item>
          <text:p text:style-name="P27">Implement a navigation bar to allow users to easily switch between the <text:span text:style-name="T11">two pages</text:span>.</text:p>
          <text:list>
            <text:list-item>
              <text:p text:style-name="P27">The navigation bar should remain visible at the top of the application and include links for both pages.</text:p>
            </text:list-item>
          </text:list>
        </text:list-item>
      </text:list>
      <text:p text:style-name="P25"/>
      <text:p text:style-name="P30">S<text:span text:style-name="T12">ubmission</text:span></text:p>
      <text:p text:style-name="P31"/>
      <text:p text:style-name="P32">The submission for this <text:span text:style-name="T2">assignment</text:span> is the commit ID <text:span text:style-name="T13">for the commit</text:span> you want graded. <text:span text:style-name="T14">S</text:span>ubmit the commit ID on Canvas.</text:p>
      <text:p text:style-name="P33"/>
      <text:p text:style-name="P34"><text:span text:style-name="T12">T</text:span>ips</text:p>
      <text:p text:style-name="P35"/>
      <text:list text:style-name="L4">
        <text:list-item>
          <text:p text:style-name="P36">Check the README.md file that gets generated with your <text:span text:style-name="T2">Angular</text:span> project if you forgot some commands.</text:p>
          <text:list>
            <text:list-item>
              <text:p text:style-name="P37">Use of the CLI shouldn’t be needed.</text:p>
            </text:list-item>
          </text:list>
        </text:list-item>
      </text:list>
      <text:p text:style-name="P38"/>
      <text:p text:style-name="P39">NPM CLI Syntax</text:p>
      <text:p text:style-name="P38"/>
      <text:p text:style-name="P38">In case <text:span text:style-name="T15">PhpStorm</text:span> does not create the project correctly, you can use the following sections for instructions on the CLI. If you need to create <text:span text:style-name="T16">your app via the CLI, remember to </text:span><text:span text:style-name="T17">cd</text:span><text:span text:style-name="T16"> into the directory created.</text:span></text:p>
      <text:p text:style-name="P40"/>
      <text:p text:style-name="P41">To <text:span text:style-name="T18">create</text:span> the project:</text:p>
      <text:p text:style-name="P42"><text:span text:style-name="T19">ng new</text:span> <text:span text:style-name="T20">&lt;project-name&gt;</text:span></text:p>
      <text:p text:style-name="P43"/>
      <text:p text:style-name="P43">Install<text:span text:style-name="T18">ing</text:span> Bootstrap:</text:p>
      <text:p text:style-name="P44">npm install bootstra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12T14:48:00.741240710</dc:date>
    <meta:editing-duration>PT16H54M28S</meta:editing-duration>
    <meta:editing-cycles>116</meta:editing-cycles>
    <meta:generator>LibreOffice/24.8.4.2$Linux_X86_64 LibreOffice_project/480$Build-2</meta:generator>
    <dc:creator>Nicholas Page</dc:creator>
    <meta:document-statistic meta:table-count="1" meta:image-count="0" meta:object-count="0" meta:page-count="2" meta:paragraph-count="44" meta:word-count="412" meta:character-count="2368" meta:non-whitespace-character-count="2025"/>
  </office:meta>
</office:document-meta>
</file>